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6dc7" officeooo:paragraph-rsid="00146dc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662e2" officeooo:paragraph-rsid="001662e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46dc7" officeooo:paragraph-rsid="001662e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662e2" officeooo:paragraph-rsid="001662e2" style:font-weight-asian="normal" style:font-weight-complex="normal"/>
    </style:style>
    <style:style style:name="T1" style:family="text">
      <style:text-properties officeooo:rsid="001662e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la 2º clase, OLAP:</text:p>
      <text:p text:style-name="P1"/>
      <text:p text:style-name="P3"><text:span text:style-name="T2">OLAP:</text:span> Este es un acrónimo en ingles, el cual significa On-Line Analytical Processing o traducido al castellano, Procesamiento Analítico En Línea. <text:span text:style-name="T1">El procesamiento analítico en línea es una solución utilizada en el campo de la inteligencia de negocios, cuyo objetivo es permitir la consulta de grandes cantidades de datos de forma eficiente y sencilla. Utiliza estructuras multidimensionales que contienen datos resumidos de grandes bases de datos o bases de datos transaccionales.</text:span></text:p>
      <text:p text:style-name="P4">Como ya se explico en la clase pasada, en una base de datos transaccional normalmente se estructuran las tablas con un modelo normalizado, lo cual favorece a la explotación OLTP, en cambio, una de las características de las bases de datos multidimensionales es que son muy útiles para el análisis de los datos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19:28:07.987630797</meta:creation-date>
    <dc:date>2015-04-09T19:45:00.152906757</dc:date>
    <dc:creator>javier </dc:creator>
    <meta:editing-duration>PT14M22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3" meta:word-count="130" meta:character-count="819" meta:non-whitespace-character-count="692"/>
  </office:meta>
</office:document-meta>
</file>